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8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6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6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35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39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4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9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35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55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1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6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55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57cm" fo:min-width="0.207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457cm" fo:min-width="2.902cm" style:writing-mode="lr-tb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One_20_Column-outline1">
      <style:graphic-properties fo:min-height="9.135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2.014cm" style:use-optimal-column-width="false"/>
    </style:style>
    <style:style style:name="co6" style:family="table-column">
      <style:table-column-properties style:column-width="2.01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 fo:border="0.28pt solid #ffffff"/>
      <style:text-properties fo:color="#ffffff" loext:opacity="100%"/>
    </style:style>
    <style:style style:name="ce2" style:family="table-cell">
      <style:paragraph-properties fo:text-align="center" fo:border="0.28pt solid #ffffff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text-underline-style="none" style:text-overline-style="solid" style:text-overline-width="bold" style:text-overline-color="#ff0000"/>
    </style:style>
    <style:style style:name="P4" style:family="paragraph">
      <style:paragraph-properties fo:text-align="center"/>
      <style:text-properties fo:color="#ffffff" loext:opacity="100%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color="#ff3838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underline-style="none" style:text-overline-style="solid" style:text-overline-width="bold" style:text-overline-color="#ff0000"/>
    </style:style>
    <style:style style:name="T3" style:family="text">
      <style:text-properties fo:color="#ffffff" loext:opacity="100%"/>
    </style:style>
    <style:style style:name="T4" style:family="text">
      <style:text-properties fo:color="#ff3838" loext:opacity="100%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8.985cm" svg:height="0.962cm" svg:x="9.26cm" svg:y="8.89cm">
          <draw:text-box>
            <text:p>Lecture 6 : Switching Algebra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hings to cover</text:p>
          </draw:text-box>
        </draw:frame>
        <draw:frame presentation:style-name="pr4" draw:layer="layout" svg:width="25.199cm" svg:height="11.43cm" svg:x="1.4cm" svg:y="2.54cm" presentation:class="outline" presentation:user-transformed="true">
          <draw:text-box>
            <text:list text:style-name="L3">
              <text:list-item>
                <text:p>Fundamental operators</text:p>
              </text:list-item>
              <text:list-item>
                <text:p>Fundamental rules</text:p>
              </text:list-item>
              <text:list-item>
                <text:p>Theorems → With PROOF</text:p>
              </text:list-item>
            </text:list>
            <text:p/>
            <text:p>Book : Fundamentals of Digital Circuits, A. Anand Kumar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OT</text:p>
          </draw:text-box>
        </draw:frame>
        <draw:frame draw:style-name="gr3" draw:text-style-name="P1" draw:layer="layout" svg:width="1.161cm" svg:height="1.195cm" svg:x="1.905cm" svg:y="2.975cm">
          <draw:text-box>
            <text:p>A<text:span text:style-name="T1">’</text:span></text:p>
          </draw:text-box>
        </draw:frame>
        <draw:frame draw:style-name="gr4" draw:text-style-name="P3" draw:layer="layout" svg:width="0.926cm" svg:height="0.962cm" svg:x="5.305cm" svg:y="3.18cm">
          <draw:text-box>
            <text:p><text:span text:style-name="T2">A</text:span></text:p>
          </draw:text-box>
        </draw:frame>
        <draw:frame draw:style-name="gr5" draw:layer="layout" svg:width="14.098cm" svg:height="2.885cm" svg:x="6.746cm" svg:y="6.7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A</text:span></text:p>
              </table:table-cell>
              <table:table-cell>
                <text:p text:style-name="P4"><text:span text:style-name="T3">A’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0</text:span></text:p>
              </table:table-cell>
              <table:table-cell>
                <text:p text:style-name="P4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1</text:span></text:p>
              </table:table-cell>
              <table:table-cell>
                <text:p text:style-name="P4"><text:span text:style-name="T3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ND</text:p>
          </draw:text-box>
        </draw:frame>
        <draw:frame draw:style-name="gr6" draw:text-style-name="P1" draw:layer="layout" svg:width="1.965cm" svg:height="0.962cm" svg:x="1.905cm" svg:y="3.175cm">
          <draw:text-box>
            <text:p>A <text:span text:style-name="T4">^</text:span> B</text:p>
          </draw:text-box>
        </draw:frame>
        <draw:frame draw:style-name="gr7" draw:text-style-name="P1" draw:layer="layout" svg:width="1.843cm" svg:height="0.962cm" svg:x="5.305cm" svg:y="3.18cm">
          <draw:text-box>
            <text:p>A <text:span text:style-name="T4">.</text:span> B</text:p>
          </draw:text-box>
        </draw:frame>
        <draw:frame draw:style-name="gr8" draw:text-style-name="P1" draw:layer="layout" svg:width="2.726cm" svg:height="0.962cm" svg:x="9.106cm" svg:y="3.18cm">
          <draw:text-box>
            <text:p>A <text:span text:style-name="T4">and</text:span> B</text:p>
          </draw:text-box>
        </draw:frame>
        <draw:frame draw:style-name="gr5" draw:layer="layout" svg:width="14.098cm" svg:height="4.809cm" svg:x="7.346cm" svg:y="5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5">A</text:p>
              </table:table-cell>
              <table:table-cell>
                <text:p text:style-name="P5">B</text:p>
              </table:table-cell>
              <table:table-cell>
                <text:p text:style-name="P5">A.B</text:p>
              </table:table-cell>
            </table:table-row>
            <table:table-row table:style-name="ro1" table:default-cell-style-name="ce2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2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2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2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R</text:p>
          </draw:text-box>
        </draw:frame>
        <draw:frame draw:style-name="gr9" draw:text-style-name="P1" draw:layer="layout" svg:width="1.985cm" svg:height="0.962cm" svg:x="1.905cm" svg:y="3.175cm">
          <draw:text-box>
            <text:p>A <text:span text:style-name="T4">v</text:span> B</text:p>
          </draw:text-box>
        </draw:frame>
        <draw:frame draw:style-name="gr10" draw:text-style-name="P1" draw:layer="layout" svg:width="2.038cm" svg:height="0.962cm" svg:x="5.305cm" svg:y="3.18cm">
          <draw:text-box>
            <text:p>A <text:span text:style-name="T4">+</text:span> B</text:p>
          </draw:text-box>
        </draw:frame>
        <draw:frame draw:style-name="gr11" draw:text-style-name="P1" draw:layer="layout" svg:width="2.232cm" svg:height="0.962cm" svg:x="9.106cm" svg:y="3.18cm">
          <draw:text-box>
            <text:p>A <text:span text:style-name="T4">or</text:span> B</text:p>
          </draw:text-box>
        </draw:frame>
        <draw:frame draw:style-name="gr5" draw:layer="layout" svg:width="14.098cm" svg:height="4.809cm" svg:x="7.546cm" svg:y="5.6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5">A</text:p>
              </table:table-cell>
              <table:table-cell>
                <text:p text:style-name="P5">B</text:p>
              </table:table-cell>
              <table:table-cell>
                <text:p text:style-name="P5">A+B</text:p>
              </table:table-cell>
            </table:table-row>
            <table:table-row table:style-name="ro1" table:default-cell-style-name="ce2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2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2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2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RULES</text:p>
          </draw:text-box>
        </draw:frame>
        <draw:frame draw:style-name="gr12" draw:text-style-name="P1" draw:layer="layout" svg:width="13.857cm" svg:height="1.673cm" svg:x="2.54cm" svg:y="3.21cm">
          <draw:text-box>
            <text:p>Associative Rule : <text:tab/>A + (B + C) = (A + B) + C</text:p>
            <text:p><text:tab/><text:tab/><text:tab/><text:tab/><text:tab/>A . (B . C) <text:s text:c="2"/>= <text:s/>(A . B) . C</text:p>
          </draw:text-box>
        </draw:frame>
        <draw:frame draw:style-name="gr13" draw:text-style-name="P1" draw:layer="layout" svg:width="13.893cm" svg:height="1.673cm" svg:x="2.54cm" svg:y="5.51cm">
          <draw:text-box>
            <text:p>Distributive Rule : <text:tab/>A . (B + C) = A . B + A . C</text:p>
            <text:p><text:tab/><text:tab/><text:tab/><text:tab/><text:tab/>A + B.C = (A + B).(A + C)</text:p>
          </draw:text-box>
        </draw:frame>
        <draw:frame draw:style-name="gr14" draw:text-style-name="P1" draw:layer="layout" svg:width="10.647cm" svg:height="1.673cm" svg:x="2.641cm" svg:y="7.31cm">
          <draw:text-box>
            <text:p>Commutative Rule : <text:tab/>A + B = B + A</text:p>
            <text:p><text:tab/><text:tab/><text:tab/><text:tab/><text:tab/>A . B <text:s/>= B . A</text:p>
          </draw:text-box>
        </draw:frame>
        <draw:frame draw:style-name="gr15" draw:text-style-name="P1" draw:layer="layout" svg:width="9.43cm" svg:height="3.095cm" svg:x="2.642cm" svg:y="9.511cm">
          <draw:text-box>
            <text:p>Identity :</text:p>
            <text:p><text:tab/>AND Identity : <text:tab/>A . 1 = A</text:p>
            <text:p><text:tab/>OR Identity <text:s text:c="2"/>:<text:tab/>A + 0 = A</text:p>
            <text:p><text:tab/><text:tab/><text:tab/><text:tab/><text:tab/></text:p>
          </draw:text-box>
        </draw:frame>
        <draw:frame draw:style-name="gr16" draw:text-style-name="P1" draw:layer="layout" svg:width="6.852cm" svg:height="3.095cm" svg:x="15.742cm" svg:y="9.512cm">
          <draw:text-box>
            <text:p>Complement :</text:p>
            <text:p><text:tab/>A + A’ = 1</text:p>
            <text:p><text:tab/>A . A’ <text:s/>= 0</text:p>
            <text:p><text:tab/><text:tab/><text:tab/><text:tab/><text:tab/></text:p>
          </draw:text-box>
        </draw:frame>
        <draw:frame draw:style-name="gr16" draw:text-style-name="P1" draw:layer="layout" svg:width="6.852cm" svg:height="3.095cm" svg:x="17.642cm" svg:y="2.913cm">
          <draw:text-box>
            <text:p>Idem-potence :</text:p>
            <text:p><text:tab/>A + A = A</text:p>
            <text:p><text:tab/>A . A <text:s/>= A</text:p>
            <text:p><text:tab/><text:tab/><text:tab/><text:tab/><text:tab/></text:p>
          </draw:text-box>
        </draw:frame>
        <draw:frame draw:style-name="gr17" draw:text-style-name="P1" draw:layer="layout" svg:width="5.056cm" svg:height="2.384cm" svg:x="19.775cm" svg:y="6.125cm">
          <draw:text-box>
            <text:p>Absorption Law:</text:p>
            <text:p>A + A . B = A</text:p>
            <text:p>A . (A + B) = A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 Morgan’s Law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(A + B)’ = A’ . B’</text:p>
              </text:list-item>
            </text:list>
          </draw:text-box>
        </draw:frame>
        <draw:frame draw:style-name="gr5" draw:layer="layout" svg:width="14.098cm" svg:height="4.809cm" svg:x="6.747cm" svg:y="6.75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>
                <text:p text:style-name="P5">A</text:p>
              </table:table-cell>
              <table:table-cell>
                <text:p text:style-name="P5">A’</text:p>
              </table:table-cell>
              <table:table-cell>
                <text:p text:style-name="P5">B</text:p>
              </table:table-cell>
              <table:table-cell>
                <text:p text:style-name="P5">B’</text:p>
              </table:table-cell>
              <table:table-cell>
                <text:p text:style-name="P5">(A+B)</text:p>
              </table:table-cell>
              <table:table-cell>
                <text:p text:style-name="P5">(A+B)’</text:p>
              </table:table-cell>
              <table:table-cell>
                <text:p text:style-name="P5">A’ . B’</text:p>
              </table:table-cell>
            </table:table-row>
            <table:table-row table:style-name="ro1" table:default-cell-style-name="ce2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2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2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2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 Morgan’s Law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(A . B)’ = A’ + B’</text:p>
              </text:list-item>
            </text:list>
          </draw:text-box>
        </draw:frame>
        <draw:frame draw:style-name="gr5" draw:layer="layout" svg:width="14.098cm" svg:height="4.809cm" svg:x="6.746cm" svg:y="6.7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>
                <text:p text:style-name="P5">A</text:p>
              </table:table-cell>
              <table:table-cell>
                <text:p text:style-name="P5">A’</text:p>
              </table:table-cell>
              <table:table-cell>
                <text:p text:style-name="P5">B</text:p>
              </table:table-cell>
              <table:table-cell>
                <text:p text:style-name="P5">B’</text:p>
              </table:table-cell>
              <table:table-cell>
                <text:p text:style-name="P5">(A.B)</text:p>
              </table:table-cell>
              <table:table-cell>
                <text:p text:style-name="P5">(A.B)’</text:p>
              </table:table-cell>
              <table:table-cell>
                <text:p text:style-name="P5">A’ + B’</text:p>
              </table:table-cell>
            </table:table-row>
            <table:table-row table:style-name="ro1" table:default-cell-style-name="ce2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2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2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2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ual Law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Change ‘+’ to ‘.’ and ‘.’ to ‘+’</text:p>
              </text:list-item>
              <text:list-item>
                <text:p>Any dual rule will hold tru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ber system revisited</text:p>
          </draw:text-box>
        </draw:frame>
        <draw:frame draw:style-name="gr18" draw:text-style-name="P1" draw:layer="layout" svg:width="7.523cm" svg:height="0.962cm" svg:x="1.905cm" svg:y="3.175cm">
          <draw:text-box>
            <text:p>Convert 4433<text:span text:style-name="T5">5</text:span><text:span text:style-name="T6"> </text:span><text:span text:style-name="T7">to decimal</text:span></text:p>
          </draw:text-box>
        </draw:frame>
        <draw:frame draw:style-name="gr19" draw:text-style-name="P1" draw:layer="layout" svg:width="7.715cm" svg:height="0.962cm" svg:x="1.94cm" svg:y="5.715cm">
          <draw:text-box>
            <text:p>Convert B9F.AE<text:span text:style-name="T8">16</text:span> to octal</text:p>
          </draw:text-box>
        </draw:frame>
        <draw:frame draw:style-name="gr20" draw:text-style-name="P1" draw:layer="layout" svg:width="9.861cm" svg:height="0.962cm" svg:x="2.04cm" svg:y="8.39cm">
          <draw:text-box>
            <text:p>Convert 756.603<text:span text:style-name="T5">8</text:span> to hexadecimal</text:p>
          </draw:text-box>
        </draw:frame>
        <draw:frame draw:style-name="gr21" draw:text-style-name="P1" draw:layer="layout" svg:width="16.155cm" svg:height="0.962cm" svg:x="2.04cm" svg:y="11.43cm">
          <draw:text-box>
            <text:p>Find the base of the number system, where sqrt(41) = 5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Number system revisited</text:p>
          </draw:text-box>
        </draw:frame>
        <draw:frame draw:style-name="gr18" draw:text-style-name="P1" draw:layer="layout" svg:width="7.523cm" svg:height="0.962cm" svg:x="1.905cm" svg:y="3.175cm">
          <draw:text-box>
            <text:p>Convert 4433<text:span text:style-name="T5">5</text:span><text:span text:style-name="T6"> </text:span><text:span text:style-name="T7">to decimal</text:span></text:p>
          </draw:text-box>
        </draw:frame>
        <draw:frame draw:style-name="gr19" draw:text-style-name="P1" draw:layer="layout" svg:width="7.715cm" svg:height="0.962cm" svg:x="1.94cm" svg:y="5.715cm">
          <draw:text-box>
            <text:p>Convert B9F.AE<text:span text:style-name="T8">16</text:span> to octal</text:p>
          </draw:text-box>
        </draw:frame>
        <draw:frame draw:style-name="gr20" draw:text-style-name="P1" draw:layer="layout" svg:width="9.861cm" svg:height="0.962cm" svg:x="2.04cm" svg:y="8.39cm">
          <draw:text-box>
            <text:p>Convert 756.603<text:span text:style-name="T5">8</text:span> to hexadecimal</text:p>
          </draw:text-box>
        </draw:frame>
        <draw:frame draw:style-name="gr21" draw:text-style-name="P1" draw:layer="layout" svg:width="16.155cm" svg:height="0.962cm" svg:x="2.04cm" svg:y="11.43cm">
          <draw:text-box>
            <text:p>Find the base of the number system, where sqrt(41) = 5</text:p>
          </draw:text-box>
        </draw:frame>
        <draw:custom-shape draw:style-name="gr22" draw:text-style-name="P6" draw:layer="layout" svg:width="0.999cm" svg:height="0.999cm" svg:x="21.59cm" svg:y="11.43cm">
          <text:p text:style-name="P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4.81cm" svg:height="0.999cm" svg:x="17.78cm" svg:y="8.33cm">
          <text:p text:style-name="P5">1EE.C18<text:span text:style-name="T6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4.81cm" svg:height="0.999cm" svg:x="17.781cm" svg:y="5.63cm">
          <text:p text:style-name="P5"><text:span text:style-name="T7">5637.534</text:span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4.81cm" svg:height="0.999cm" svg:x="17.782cm" svg:y="3.33cm">
          <text:p text:style-name="P5"><text:span text:style-name="T7">618</text:span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3.527cm" svg:height="1.763cm" svg:x="8.982cm" svg:y="9.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17H13M33S</meta:editing-duration>
    <meta:editing-cycles>90</meta:editing-cycles>
    <meta:generator>LibreOffice/24.8.7.2$Linux_X86_64 LibreOffice_project/480$Build-2</meta:generator>
    <dc:title>Portfolio</dc:title>
    <dc:date>2025-08-22T09:24:45.494490433</dc:date>
    <meta:document-statistic meta:object-count="144"/>
  </office:meta>
</office:document-meta>
</file>

<file path=Object 1/content.xml><?xml version="1.0" encoding="utf-8"?>
<math xmlns="http://www.w3.org/1998/Math/MathML" display="block"/>
</file>